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may-break-between-rows="true" table:border-model="collapsing"/>
    </style:style>
    <style:style style:name="Table1.A" style:family="table-column">
      <style:table-column-properties style:column-width="1in"/>
    </style:style>
    <style:style style:name="Table1.B" style:family="table-column">
      <style:table-column-properties style:column-width="1.375in"/>
    </style:style>
    <style:style style:name="Table1.C" style:family="table-column">
      <style:table-column-properties style:column-width="0.6875in"/>
    </style:style>
    <style:style style:name="Table1.D" style:family="table-column">
      <style:table-column-properties style:column-width="3.8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875f1b"/>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10" style:family="paragraph" style:parent-style-name="Standard">
      <style:paragraph-properties fo:margin-top="0.0398in" fo:margin-bottom="0.0398in" loext:contextual-spacing="false" fo:line-height="150%" fo:text-align="start" style:justify-single-word="false"/>
      <style:text-properties officeooo:paragraph-rsid="008a6c10"/>
    </style:style>
    <style:style style:name="P11"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2"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3"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fo:font-weight="normal" officeooo:rsid="008a6c10" officeooo:paragraph-rsid="008a6c10" style:font-weight-asian="normal" style:font-weight-complex="normal"/>
    </style:style>
    <style:style style:name="P15"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6"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17"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18"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officeooo:paragraph-rsid="00642d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efb2" officeooo:paragraph-rsid="008befb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c904" officeooo:paragraph-rsid="008cc90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df1b7" officeooo:paragraph-rsid="005df1b7"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8befb2" officeooo:paragraph-rsid="008befb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8cc904" officeooo:paragraph-rsid="008cc90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8cfcb1" officeooo:paragraph-rsid="008cfcb1"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8e2912" officeooo:paragraph-rsid="008e291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9367c2" officeooo:paragraph-rsid="009367c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9" style:family="paragraph" style:parent-style-name="Standard">
      <style:paragraph-properties fo:margin-top="0.0398in" fo:margin-bottom="0.0398in" loext:contextual-spacing="false" fo:line-height="150%" fo:text-align="start" style:justify-single-word="false"/>
      <style:text-properties fo:font-style="normal" officeooo:rsid="008ff3ed" officeooo:paragraph-rsid="008ff3ed" style:font-style-asian="normal" style:font-style-complex="normal"/>
    </style:style>
    <style:style style:name="P30" style:family="paragraph" style:parent-style-name="Standard">
      <style:paragraph-properties fo:margin-top="0.0398in" fo:margin-bottom="0.0398in" loext:contextual-spacing="false" fo:line-height="150%" fo:text-align="start" style:justify-single-word="false"/>
      <style:text-properties fo:font-style="normal" officeooo:rsid="009448ef" officeooo:paragraph-rsid="009448ef" style:font-style-asian="normal" style:font-style-complex="normal"/>
    </style:style>
    <style:style style:name="P31" style:family="paragraph" style:parent-style-name="Standard">
      <style:paragraph-properties fo:margin-top="0.0398in" fo:margin-bottom="0.0398in" loext:contextual-spacing="false" fo:line-height="150%" fo:text-align="start" style:justify-single-word="false"/>
      <style:text-properties officeooo:paragraph-rsid="00903725"/>
    </style:style>
    <style:style style:name="P32" style:family="paragraph" style:parent-style-name="Standard">
      <style:paragraph-properties fo:margin-top="0.0398in" fo:margin-bottom="0.0398in" loext:contextual-spacing="false" fo:line-height="150%" fo:text-align="start" style:justify-single-word="false"/>
      <style:text-properties officeooo:paragraph-rsid="009448ef"/>
    </style:style>
    <style:style style:name="P33" style:family="paragraph" style:parent-style-name="Standard">
      <style:paragraph-properties fo:margin-top="0.0398in" fo:margin-bottom="0.0398in" loext:contextual-spacing="false" fo:line-height="150%" fo:text-align="start" style:justify-single-word="false"/>
      <style:text-properties officeooo:rsid="00922d6d" officeooo:paragraph-rsid="00922d6d"/>
    </style:style>
    <style:style style:name="P34" style:family="paragraph" style:parent-style-name="Standard">
      <style:paragraph-properties fo:margin-top="0.0398in" fo:margin-bottom="0.0398in" loext:contextual-spacing="false" fo:line-height="150%" fo:text-align="start" style:justify-single-word="false"/>
      <style:text-properties fo:font-weight="normal" officeooo:rsid="009367c2" officeooo:paragraph-rsid="009367c2" style:font-weight-asian="normal" style:font-weight-complex="normal"/>
    </style:style>
    <style:style style:name="P35" style:family="paragraph" style:parent-style-name="Standard">
      <style:paragraph-properties fo:margin-top="0.0398in" fo:margin-bottom="0.0398in" loext:contextual-spacing="false" fo:line-height="150%" fo:text-align="start" style:justify-single-word="false"/>
      <style:text-properties officeooo:rsid="00985b89" officeooo:paragraph-rsid="00985b89"/>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8a6c10" style:font-weight-asian="normal" style:font-weight-complex="normal"/>
    </style:style>
    <style:style style:name="T6" style:family="text">
      <style:text-properties fo:font-weight="normal" officeooo:rsid="008befb2" style:font-weight-asian="normal" style:font-weight-complex="normal"/>
    </style:style>
    <style:style style:name="T7" style:family="text">
      <style:text-properties fo:font-weight="normal" officeooo:rsid="008e2075" style:font-weight-asian="normal" style:font-weight-complex="normal"/>
    </style:style>
    <style:style style:name="T8" style:family="text">
      <style:text-properties fo:font-weight="normal" officeooo:rsid="002e3119" fo:background-color="transparent" loext:char-shading-value="0" style:font-weight-asian="normal" style:font-weight-complex="normal"/>
    </style:style>
    <style:style style:name="T9" style:family="text">
      <style:text-properties fo:font-weight="normal" officeooo:rsid="002e3119" fo:background-color="#ffff00" loext:char-shading-value="0"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903725" style:font-style-asian="normal" style:font-style-complex="normal"/>
    </style:style>
    <style:style style:name="T12" style:family="text">
      <style:text-properties fo:font-style="normal" officeooo:rsid="009367c2" style:font-style-asian="normal" style:font-style-complex="normal"/>
    </style:style>
    <style:style style:name="T13" style:family="text">
      <style:text-properties fo:font-style="normal" officeooo:rsid="0093ce90" style:font-style-asian="normal" style:font-style-complex="normal"/>
    </style:style>
    <style:style style:name="T14" style:family="text">
      <style:text-properties fo:font-style="normal" officeooo:rsid="00951522" style:font-style-asian="normal" style:font-style-complex="normal"/>
    </style:style>
    <style:style style:name="T15" style:family="text">
      <style:text-properties fo:font-style="normal" officeooo:rsid="009448ef" style:font-style-asian="normal" style:font-style-complex="normal"/>
    </style:style>
    <style:style style:name="T16" style:family="text">
      <style:text-properties fo:font-style="normal" officeooo:rsid="0096deea" style:font-style-asian="normal" style:font-style-complex="normal"/>
    </style:style>
    <style:style style:name="T17" style:family="text">
      <style:text-properties fo:font-style="normal" officeooo:rsid="00987381" style:font-style-asian="normal" style:font-style-complex="normal"/>
    </style:style>
    <style:style style:name="T18" style:family="text">
      <style:text-properties officeooo:rsid="002083d8"/>
    </style:style>
    <style:style style:name="T19" style:family="text">
      <style:text-properties officeooo:rsid="005984ac"/>
    </style:style>
    <style:style style:name="T20" style:family="text">
      <style:text-properties officeooo:rsid="00353754"/>
    </style:style>
    <style:style style:name="T21" style:family="text">
      <style:text-properties fo:font-weight="bold" officeooo:rsid="0011ae36" style:font-weight-asian="bold" style:font-weight-complex="bold"/>
    </style:style>
    <style:style style:name="T22" style:family="text">
      <style:text-properties fo:font-weight="bold" officeooo:rsid="008befb2"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75b42d" style:font-style-asian="italic" style:font-style-complex="italic"/>
    </style:style>
    <style:style style:name="T25" style:family="text">
      <style:text-properties fo:font-style="italic" officeooo:rsid="008befb2" style:font-style-asian="italic" style:font-style-complex="italic"/>
    </style:style>
    <style:style style:name="T26" style:family="text">
      <style:text-properties fo:font-style="italic" officeooo:rsid="00903725" style:font-style-asian="italic" style:font-style-complex="italic"/>
    </style:style>
    <style:style style:name="T27" style:family="text">
      <style:text-properties fo:font-style="italic" officeooo:rsid="009448ef" style:font-style-asian="italic" style:font-style-complex="italic"/>
    </style:style>
    <style:style style:name="T28" style:family="text">
      <style:text-properties officeooo:rsid="00903725"/>
    </style:style>
    <style:style style:name="T29" style:family="text">
      <style:text-properties officeooo:rsid="0098fffa"/>
    </style:style>
    <style:style style:name="T30" style:family="text">
      <style:text-properties officeooo:rsid="00997e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0">Part </text:span><text:span text:style-name="T30">4</text:span><text:span text:style-name="T20"> &amp; Part </text:span><text:span text:style-name="T30">5</text:span></text:p>
      <text:p text:style-name="P3">Introduction</text:p>
      <text:p text:style-name="P10"><text:span text:style-name="T5">The </text:span><text:span text:style-name="T7">blog list</text:span><text:span text:style-name="T5"> was deployed to: <text:tab/></text:span></text:p>
      <text:p text:style-name="P14"/>
      <text:p text:style-name="P6"><text:span text:style-name="T3">S</text:span><text:span text:style-name="T4">elf Evaluation: <text:tab/></text:span><text:span text:style-name="T9">Mastery</text:span><text:span text:style-name="T8"> / Progressing / Needs Improvement</text:span></text:p>
      <text:p text:style-name="P5"><text:span text:style-name="T3">Due date</text:span><text:span text:style-name="T2">: <text:tab/><text:tab/>2021-</text:span><text:span text:style-name="T6">10-01</text:span></text:p>
      <text:p text:style-name="P5"><text:span text:style-name="T3">Completion</text:span><text:span text:style-name="T2">: <text:tab/><text:tab/></text:span></text:p>
      <text:p text:style-name="P15"><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3"/>
      <text:p text:style-name="P2"/>
      <text:p text:style-name="P18"><text:span text:style-name="T21">Part </text:span><text:span text:style-name="T22">4</text:span><text:span text:style-name="T21"> – </text:span><text:span text:style-name="T22">Testing Express servers, user administration</text:span></text:p>
      <text:p text:style-name="P29">In order to start this part about testing, I have to modularize the application into smaller units that are then testable. I covered project structure, separate of concerns, and best practices within Node.js. Within <text:span text:style-name="T23">Part4a</text:span> I used jest to test JavaScript applications – Jest is developed by Facebook, and it’s great for testing Node and React projects. <text:span text:style-name="T28">It provides the features you’d expect from a modern testing library: suites, parallelism, mocking, etc. Within this section, I create a few helper functions (most liked authors, most prolific author, total likes, etc.) for a bloglist app and write tests for them.</text:span></text:p>
      <text:p text:style-name="P31"><text:span text:style-name="T26">Part4b: </text:span><text:span text:style-name="T11">In order to test the database operations, I set up the test environment variable to signify which environment the program is running in. If this is the test environment, all logged is disabled and the database config (URL, here) changes. A library called supertest is used to expedite testing the express application. supertest allows for the app module to be wrapped into a superagent and tests ran against it without it actually running as a server on a port. I initialize the database for each test, clear it out for each test, and also close the connection after all tests. I start this unit with my program using the promise and chaining syntax; however, once tests are written in this part and pass, I rewrite the backend to use the async and await syntax using good practice from tests to control for output. A lot of tests are written here in the material and the exercises, and they’re refactored multiple times as well.</text:span></text:p>
      <text:p text:style-name="P33"><text:span text:style-name="T11">U</text:span><text:span text:style-name="T10">ser administration is the focus of </text:span><text:span text:style-name="T23">Part4c</text:span><text:span text:style-name="T10">. I set up schema for creation of users for apps. The course teaches me about how to reference documents in one collection in another collection – within a relational database, this would be using a foreign key in a certain place depending on the relationship type, then using join queries once the schema is set up. However, when using MongoDB, common convention with relational databases isn’t always the best idea. A reference may be placed in either document or even both. You may also place the entire document rather than a reference into the referring document (example: store notes in their entirely within a user) and populate (join for relational databases) from there. I also hashed and salted the passwords using the Node.js implementation of bcrypt.</text:span></text:p>
      <text:p text:style-name="P33"><text:span text:style-name="T10">After users are created in </text:span><text:span text:style-name="T23">Part4c</text:span><text:span text:style-name="T10"> and their passwords hashed, </text:span><text:span text:style-name="T12">login needs to be handled. Best practices today dictate that a token is created on a successful login – then, all operations that require login request the user’s token and verify it. The only way to generate a token is to have the same string the server uses when it encrypts the token. Later, when it comes to the frontend side, the token can be </text:span><text:soft-page-break/><text:span text:style-name="T12">saved within LocalStorage or a cookie. </text:span><text:span text:style-name="T13">I also handled errors and security issues with tokens in this issue, and I implemented it within the bloglist app.</text:span></text:p>
      <text:p text:style-name="P9"><text:span text:style-name="T24">Additional notes can be found in the Part </text:span><text:span text:style-name="T25">4</text:span><text:span text:style-name="T24"> </text:span><text:a xlink:type="simple" xlink:href="https://github.com/ZDGharst/FullStackOpen/blob/master/part4/README.md" text:style-name="Internet_20_link" text:visited-style-name="Visited_20_Internet_20_Link"><text:span text:style-name="T24">README</text:span></text:a><text:span text:style-name="T24">.</text:span></text:p>
      <text:p text:style-name="P16"/>
      <text:p text:style-name="P7"><text:span text:style-name="T21">Part </text:span><text:span text:style-name="T22">5</text:span><text:span text:style-name="T21"> – </text:span><text:span text:style-name="T22">Testing React apps</text:span></text:p>
      <text:p text:style-name="P30">Within <text:span text:style-name="T23">Part 4</text:span> I created users, token handling, and authentication. Within <text:span text:style-name="T23">Part5a</text:span> I learned how to incorporate the backend authentication into the frontend such that a user can have their own data to operate on. I saved the token to user’s local storage and retrieve it from there when the application loads. The frontend service handler has to check the user’s token for authenticity, and alert the user for errors. </text:p>
      <text:p text:style-name="P30">Now that I have a better handle on working in JavaScript, <text:span text:style-name="T23">Part5b</text:span> gives a bit more detail in best practices. I learned how to create child elements of components and render them within the component. I use references between components to call functions and states. Lastly, I also learned how to enforce props to be required and/or of a certain data type. The exercises purposefully have me modularizing components, then using references to use functions/data between them.</text:p>
      <text:p text:style-name="P32"><text:span text:style-name="T27">While Part4 </text:span><text:span text:style-name="T15">was about testing Node.js apps, </text:span><text:span text:style-name="T27">Part5c</text:span><text:span text:style-name="T15"> is all about testing React apps. </text:span><text:span text:style-name="T14">First, components have to be rendered in order to test. There are tool chains here to make this simple. You may also choose to run tests using snapshots, which records a component render as an expected value, then runs it again in the future to check if it has changed. I simulate button clicks and form changes for the tests. I also search components according to content. </text:span><text:span text:style-name="T16">Lastly, the course instructor explains that integration tests are difficult with React due to mocking the backend – instead, I will be testing the endpoints in the next section.</text:span></text:p>
      <text:p text:style-name="P35"><text:span text:style-name="T16">I </text:span><text:span text:style-name="T10">learn in </text:span><text:span text:style-name="T23">Part4d</text:span><text:span text:style-name="T10"> how to do E2E (end to end) testing. The library used for this is Cypress. Cypress opens the webpage, and then you can search for content on the page, sort of like a web scraper. </text:span><text:span text:style-name="T17">I also write to a form, submit it, then check the new data and the database to see if the note is added (or, conversely, if there is an intentional error and it doesn’t post as appropriate). I also create a router only used in testing to control the database.</text:span></text:p>
      <text:p text:style-name="P8"><text:span text:style-name="T24">Additional notes can be found in the Part </text:span><text:span text:style-name="T25">5</text:span><text:span text:style-name="T24"> </text:span><text:a xlink:type="simple" xlink:href="https://github.com/ZDGharst/FullStackOpen/blob/master/part5/README.md" text:style-name="Internet_20_link" text:visited-style-name="Visited_20_Internet_20_Link"><text:span text:style-name="T24">README</text:span></text:a><text:span text:style-name="T24">.</text:span></text:p>
      <text:p text:style-name="P17">Deliverables</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9">Exercise</text:p>
          </table:table-cell>
          <table:table-cell table:style-name="Table1.A1" office:value-type="string">
            <text:p text:style-name="P19">Commit / <text:span text:style-name="T18">Link</text:span></text:p>
          </table:table-cell>
          <table:table-cell table:style-name="Table1.A1" office:value-type="string">
            <text:p text:style-name="P19">Diff</text:p>
          </table:table-cell>
          <table:table-cell table:style-name="Table1.D1" office:value-type="string">
            <text:p text:style-name="P19">Notes</text:p>
          </table:table-cell>
        </table:table-row>
        <table:table-row table:style-name="Table1.2">
          <table:table-cell table:style-name="Table1.A2" office:value-type="string">
            <text:p text:style-name="P21">4.1</text:p>
          </table:table-cell>
          <table:table-cell table:style-name="Table1.A2" office:value-type="string">
            <text:p text:style-name="P24"><text:a xlink:type="simple" xlink:href="https://github.com/ZDGharst/FullStackOpen/tree/f4f539bdc81f9c6f5b8930bbf4aef9586338b4a2" text:style-name="Internet_20_link" text:visited-style-name="Visited_20_Internet_20_Link">f4f539b</text:a></text:p>
          </table:table-cell>
          <table:table-cell table:style-name="Table1.A2" office:value-type="string">
            <text:p text:style-name="P24"><text:a xlink:type="simple" xlink:href="https://github.com/ZDGharst/FullStackOpen/commit/f4f539bdc81f9c6f5b8930bbf4aef9586338b4a2"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2</text:p>
          </table:table-cell>
          <table:table-cell table:style-name="Table1.A2" office:value-type="string">
            <text:p text:style-name="P24"><text:a xlink:type="simple" xlink:href="https://github.com/ZDGharst/FullStackOpen/tree/432534fbbba6c07ec72b0d993cc8ff83e4a35295" text:style-name="Internet_20_link" text:visited-style-name="Visited_20_Internet_20_Link">432534f</text:a></text:p>
          </table:table-cell>
          <table:table-cell table:style-name="Table1.A2" office:value-type="string">
            <text:p text:style-name="P24"><text:a xlink:type="simple" xlink:href="https://github.com/ZDGharst/FullStackOpen/commit/432534fbbba6c07ec72b0d993cc8ff83e4a35295"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3</text:p>
          </table:table-cell>
          <table:table-cell table:style-name="Table1.A2" office:value-type="string">
            <text:p text:style-name="P24"><text:a xlink:type="simple" xlink:href="https://github.com/ZDGharst/FullStackOpen/tree/7d6042ae88a299f0ca7afbecbffc409452843aa6" text:style-name="Internet_20_link" text:visited-style-name="Visited_20_Internet_20_Link">7d6042a</text:a></text:p>
          </table:table-cell>
          <table:table-cell table:style-name="Table1.A2" office:value-type="string">
            <text:p text:style-name="P24"><text:a xlink:type="simple" xlink:href="https://github.com/ZDGharst/FullStackOpen/commit/7d6042ae88a299f0ca7afbecbffc409452843aa6"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4</text:p>
          </table:table-cell>
          <table:table-cell table:style-name="Table1.A2" office:value-type="string">
            <text:p text:style-name="P24"><text:a xlink:type="simple" xlink:href="https://github.com/ZDGharst/FullStackOpen/tree/678bafafe5722ebc1dceefaf767beb884f6b72f3" text:style-name="Internet_20_link" text:visited-style-name="Visited_20_Internet_20_Link">678bafa</text:a></text:p>
          </table:table-cell>
          <table:table-cell table:style-name="Table1.A2" office:value-type="string">
            <text:p text:style-name="P24"><text:a xlink:type="simple" xlink:href="https://github.com/ZDGharst/FullStackOpen/commit/678bafafe5722ebc1dceefaf767beb884f6b72f3"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5*</text:p>
          </table:table-cell>
          <table:table-cell table:style-name="Table1.A2" office:value-type="string">
            <text:p text:style-name="P24"><text:a xlink:type="simple" xlink:href="https://github.com/ZDGharst/FullStackOpen/tree/4c2cefe115137c2be84c18e2e0a1b9a02c8021e1" text:style-name="Internet_20_link" text:visited-style-name="Visited_20_Internet_20_Link">4c2cefe</text:a></text:p>
          </table:table-cell>
          <table:table-cell table:style-name="Table1.A2" office:value-type="string">
            <text:p text:style-name="P24"><text:a xlink:type="simple" xlink:href="https://github.com/ZDGharst/FullStackOpen/commit/4c2cefe115137c2be84c18e2e0a1b9a02c8021e1"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6*</text:p>
          </table:table-cell>
          <table:table-cell table:style-name="Table1.A2" office:value-type="string">
            <text:p text:style-name="P24"><text:a xlink:type="simple" xlink:href="https://github.com/ZDGharst/FullStackOpen/tree/0611825e4256b160a2e9dd66d9220a6dc164096e" text:style-name="Internet_20_link" text:visited-style-name="Visited_20_Internet_20_Link">0611825</text:a></text:p>
          </table:table-cell>
          <table:table-cell table:style-name="Table1.A2" office:value-type="string">
            <text:p text:style-name="P24"><text:a xlink:type="simple" xlink:href="https://github.com/ZDGharst/FullStackOpen/commit/0611825e4256b160a2e9dd66d9220a6dc164096e"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7*</text:p>
          </table:table-cell>
          <table:table-cell table:style-name="Table1.A2" office:value-type="string">
            <text:p text:style-name="P24"><text:a xlink:type="simple" xlink:href="https://github.com/ZDGharst/FullStackOpen/tree/102d77c0157f06195e31cb580ddb804e0badaf1e" text:style-name="Internet_20_link" text:visited-style-name="Visited_20_Internet_20_Link">102d77c</text:a></text:p>
          </table:table-cell>
          <table:table-cell table:style-name="Table1.A2" office:value-type="string">
            <text:p text:style-name="P24"><text:a xlink:type="simple" xlink:href="https://github.com/ZDGharst/FullStackOpen/commit/102d77c0157f06195e31cb580ddb804e0badaf1e" text:style-name="Internet_20_link" text:visited-style-name="Visited_20_Internet_20_Link">diff</text:a></text:p>
          </table:table-cell>
          <table:table-cell table:style-name="Table1.D2" office:value-type="string">
            <text:p text:style-name="P22"><text:a xlink:type="simple" xlink:href="https://github.com/ZDGharst/FullStackOpen/blob/master/part4/screenshots/exercise_4.7.png" text:style-name="Internet_20_link" text:visited-style-name="Visited_20_Internet_20_Link">screenshot</text:a></text:p>
          </table:table-cell>
        </table:table-row>
        <table:table-row table:style-name="Table1.2">
          <table:table-cell table:style-name="Table1.A2" office:value-type="string">
            <text:p text:style-name="P21">4.8</text:p>
          </table:table-cell>
          <table:table-cell table:style-name="Table1.A2" office:value-type="string">
            <text:p text:style-name="P25"><text:a xlink:type="simple" xlink:href="https://github.com/ZDGharst/FullStackOpen/tree/1ebe407dcd7797158f229e0ae2c49f6ac6a4baaf" text:style-name="Internet_20_link" text:visited-style-name="Visited_20_Internet_20_Link">1ebe407</text:a></text:p>
          </table:table-cell>
          <table:table-cell table:style-name="Table1.A2" office:value-type="string">
            <text:p text:style-name="P25"><text:a xlink:type="simple" xlink:href="https://github.com/ZDGharst/FullStackOpen/commit/1ebe407dcd7797158f229e0ae2c49f6ac6a4baaf"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9*</text:p>
          </table:table-cell>
          <table:table-cell table:style-name="Table1.A2" office:value-type="string">
            <text:p text:style-name="P25"><text:a xlink:type="simple" xlink:href="https://github.com/ZDGharst/FullStackOpen/tree/7a205f04455a9c1a230aba9980b55fc721504f1e" text:style-name="Internet_20_link" text:visited-style-name="Visited_20_Internet_20_Link">7a205f0</text:a></text:p>
          </table:table-cell>
          <table:table-cell table:style-name="Table1.A2" office:value-type="string">
            <text:p text:style-name="P25"><text:a xlink:type="simple" xlink:href="https://github.com/ZDGharst/FullStackOpen/commit/7a205f04455a9c1a230aba9980b55fc721504f1e"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10</text:p>
          </table:table-cell>
          <table:table-cell table:style-name="Table1.A2" office:value-type="string">
            <text:p text:style-name="P25"><text:a xlink:type="simple" xlink:href="https://github.com/ZDGharst/FullStackOpen/tree/5d6e8b2547cf5bc897ed0fe17714b039700599f0" text:style-name="Internet_20_link" text:visited-style-name="Visited_20_Internet_20_Link">5d6e8b2</text:a></text:p>
          </table:table-cell>
          <table:table-cell table:style-name="Table1.A2" office:value-type="string">
            <text:p text:style-name="P25"><text:a xlink:type="simple" xlink:href="https://github.com/ZDGharst/FullStackOpen/commit/5d6e8b2547cf5bc897ed0fe17714b039700599f0"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11*</text:p>
          </table:table-cell>
          <table:table-cell table:style-name="Table1.A2" office:value-type="string">
            <text:p text:style-name="P25"><text:a xlink:type="simple" xlink:href="https://github.com/ZDGharst/FullStackOpen/tree/254647d35846bd943b76f83e8a650a555b016394" text:style-name="Internet_20_link" text:visited-style-name="Visited_20_Internet_20_Link">254647d</text:a></text:p>
          </table:table-cell>
          <table:table-cell table:style-name="Table1.A2" office:value-type="string">
            <text:p text:style-name="P25"><text:a xlink:type="simple" xlink:href="https://github.com/ZDGharst/FullStackOpen/commit/254647d35846bd943b76f83e8a650a555b016394"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12*</text:p>
          </table:table-cell>
          <table:table-cell table:style-name="Table1.A2" office:value-type="string">
            <text:p text:style-name="P25"><text:a xlink:type="simple" xlink:href="https://github.com/ZDGharst/FullStackOpen/tree/84feb7060046d29a5280095c274a8760a26ac097" text:style-name="Internet_20_link" text:visited-style-name="Visited_20_Internet_20_Link">84feb70</text:a></text:p>
          </table:table-cell>
          <table:table-cell table:style-name="Table1.A2" office:value-type="string">
            <text:p text:style-name="P25"><text:a xlink:type="simple" xlink:href="https://github.com/ZDGharst/FullStackOpen/commit/84feb7060046d29a5280095c274a8760a26ac097"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13</text:p>
          </table:table-cell>
          <table:table-cell table:style-name="Table1.A2" office:value-type="string">
            <text:p text:style-name="P25"><text:a xlink:type="simple" xlink:href="https://github.com/ZDGharst/FullStackOpen/tree/7c9a891b86972a9ec4524491bcc910ab6a4574c3" text:style-name="Internet_20_link" text:visited-style-name="Visited_20_Internet_20_Link">7c9a891</text:a></text:p>
          </table:table-cell>
          <table:table-cell table:style-name="Table1.A2" office:value-type="string">
            <text:p text:style-name="P25"><text:a xlink:type="simple" xlink:href="https://github.com/ZDGharst/FullStackOpen/commit/7c9a891b86972a9ec4524491bcc910ab6a4574c3"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14</text:p>
          </table:table-cell>
          <table:table-cell table:style-name="Table1.A2" office:value-type="string">
            <text:p text:style-name="P25"><text:a xlink:type="simple" xlink:href="https://github.com/ZDGharst/FullStackOpen/tree/f4c07cf1465940a0d6ae3f92654bc88d9202db86" text:style-name="Internet_20_link" text:visited-style-name="Visited_20_Internet_20_Link">f4c08cf</text:a></text:p>
          </table:table-cell>
          <table:table-cell table:style-name="Table1.A2" office:value-type="string">
            <text:p text:style-name="P25"><text:a xlink:type="simple" xlink:href="https://github.com/ZDGharst/FullStackOpen/commit/f4c07cf1465940a0d6ae3f92654bc88d9202db86" text:style-name="Internet_20_link" text:visited-style-name="Visited_20_Internet_20_Link">diff</text:a></text:p>
          </table:table-cell>
          <table:table-cell table:style-name="Table1.D2" office:value-type="string">
            <text:p text:style-name="P22"><text:a xlink:type="simple" xlink:href="https://github.com/ZDGharst/FullStackOpen/blob/master/part4/screenshots/exercise_4.14.png" text:style-name="Internet_20_link" text:visited-style-name="Visited_20_Internet_20_Link">screenshot</text:a></text:p>
          </table:table-cell>
        </table:table-row>
        <table:table-row table:style-name="Table1.2">
          <table:table-cell table:style-name="Table1.A2" office:value-type="string">
            <text:p text:style-name="P21">4.15</text:p>
          </table:table-cell>
          <table:table-cell table:style-name="Table1.A2" office:value-type="string">
            <text:p text:style-name="P25"><text:a xlink:type="simple" xlink:href="https://github.com/ZDGharst/FullStackOpen/tree/f36434a7bfe6db10fad2936563a9a6ee4a34880d" text:style-name="Internet_20_link" text:visited-style-name="Visited_20_Internet_20_Link">f36434a</text:a></text:p>
          </table:table-cell>
          <table:table-cell table:style-name="Table1.A2" office:value-type="string">
            <text:p text:style-name="P25"><text:a xlink:type="simple" xlink:href="https://github.com/ZDGharst/FullStackOpen/commit/f36434a7bfe6db10fad2936563a9a6ee4a34880d" text:style-name="Internet_20_link" text:visited-style-name="Visited_20_Internet_20_Link">diff</text:a></text:p>
          </table:table-cell>
          <table:table-cell table:style-name="Table1.D2" office:value-type="string">
            <text:p text:style-name="P22"/>
          </table:table-cell>
        </table:table-row>
        <table:table-row table:style-name="Table1.2">
          <table:table-cell table:style-name="Table1.A2" office:value-type="string">
            <text:p text:style-name="P21">4.16*</text:p>
          </table:table-cell>
          <table:table-cell table:style-name="Table1.A2" office:value-type="string">
            <text:p text:style-name="P25"><text:a xlink:type="simple" xlink:href="https://github.com/ZDGharst/FullStackOpen/tree/7a187f18f773e5153e433b5d1a3fde2628971886" text:style-name="Internet_20_link" text:visited-style-name="Visited_20_Internet_20_Link">7a187f1</text:a></text:p>
          </table:table-cell>
          <table:table-cell table:style-name="Table1.A2" office:value-type="string">
            <text:p text:style-name="P26"><text:a xlink:type="simple" xlink:href="https://github.com/ZDGharst/FullStackOpen/commit/7a187f18f773e5153e433b5d1a3fde2628971886"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17</text:p>
          </table:table-cell>
          <table:table-cell table:style-name="Table1.A2" office:value-type="string">
            <text:p text:style-name="P25"><text:a xlink:type="simple" xlink:href="https://github.com/ZDGharst/FullStackOpen/tree/6a0e25ca21d474c6029ff3634719bc00db6c804e" text:style-name="Internet_20_link" text:visited-style-name="Visited_20_Internet_20_Link">6a0e25c</text:a></text:p>
          </table:table-cell>
          <table:table-cell table:style-name="Table1.A2" office:value-type="string">
            <text:p text:style-name="P26"><text:a xlink:type="simple" xlink:href="https://github.com/ZDGharst/FullStackOpen/commit/6a0e25ca21d474c6029ff3634719bc00db6c804e"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18</text:p>
          </table:table-cell>
          <table:table-cell table:style-name="Table1.A2" office:value-type="string">
            <text:p text:style-name="P25"><text:a xlink:type="simple" xlink:href="https://github.com/ZDGharst/FullStackOpen/tree/96069b96cdd6c539b499030f6fcfe103badb397b" text:style-name="Internet_20_link" text:visited-style-name="Visited_20_Internet_20_Link">96069b9</text:a></text:p>
          </table:table-cell>
          <table:table-cell table:style-name="Table1.A2" office:value-type="string">
            <text:p text:style-name="P26"><text:a xlink:type="simple" xlink:href="https://github.com/ZDGharst/FullStackOpen/commit/96069b96cdd6c539b499030f6fcfe103badb397b"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19</text:p>
          </table:table-cell>
          <table:table-cell table:style-name="Table1.A2" office:value-type="string">
            <text:p text:style-name="P25"><text:a xlink:type="simple" xlink:href="https://github.com/ZDGharst/FullStackOpen/tree/077e12ba315026eec38a60e38d374173db20580f" text:style-name="Internet_20_link" text:visited-style-name="Visited_20_Internet_20_Link">077e12b</text:a></text:p>
          </table:table-cell>
          <table:table-cell table:style-name="Table1.A2" office:value-type="string">
            <text:p text:style-name="P26"><text:a xlink:type="simple" xlink:href="https://github.com/ZDGharst/FullStackOpen/commit/077e12ba315026eec38a60e38d374173db20580f"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20*</text:p>
          </table:table-cell>
          <table:table-cell table:style-name="Table1.A2" office:value-type="string">
            <text:p text:style-name="P25"><text:a xlink:type="simple" xlink:href="https://github.com/ZDGharst/FullStackOpen/tree/fbfe249b0ec2dea832b697223b2fe75d74edaf3b" text:style-name="Internet_20_link" text:visited-style-name="Visited_20_Internet_20_Link">fbfe249</text:a></text:p>
          </table:table-cell>
          <table:table-cell table:style-name="Table1.A2" office:value-type="string">
            <text:p text:style-name="P26"><text:a xlink:type="simple" xlink:href="https://github.com/ZDGharst/FullStackOpen/commit/fbfe249b0ec2dea832b697223b2fe75d74edaf3b"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21*</text:p>
          </table:table-cell>
          <table:table-cell table:style-name="Table1.A2" office:value-type="string">
            <text:p text:style-name="P25"><text:a xlink:type="simple" xlink:href="https://github.com/ZDGharst/FullStackOpen/tree/d0bfe13fa50695dcf8232db60bb8eb30942e88af" text:style-name="Internet_20_link" text:visited-style-name="Visited_20_Internet_20_Link">d0bfe13</text:a></text:p>
          </table:table-cell>
          <table:table-cell table:style-name="Table1.A2" office:value-type="string">
            <text:p text:style-name="P26"><text:a xlink:type="simple" xlink:href="https://github.com/ZDGharst/FullStackOpen/commit/d0bfe13fa50695dcf8232db60bb8eb30942e88af"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22*</text:p>
          </table:table-cell>
          <table:table-cell table:style-name="Table1.A2" office:value-type="string">
            <text:p text:style-name="P25"><text:a xlink:type="simple" xlink:href="https://github.com/ZDGharst/FullStackOpen/tree/b70a730c607806f43e9f5262395193a1ebf932f1" text:style-name="Internet_20_link" text:visited-style-name="Visited_20_Internet_20_Link">b70a730</text:a></text:p>
          </table:table-cell>
          <table:table-cell table:style-name="Table1.A2" office:value-type="string">
            <text:p text:style-name="P26"><text:a xlink:type="simple" xlink:href="https://github.com/ZDGharst/FullStackOpen/commit/b70a730c607806f43e9f5262395193a1ebf932f1"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4.23*</text:p>
          </table:table-cell>
          <table:table-cell table:style-name="Table1.A2" office:value-type="string">
            <text:p text:style-name="P25"><text:a xlink:type="simple" xlink:href="https://github.com/ZDGharst/FullStackOpen/tree/2049e0547afd41e7089b55deb9d64c7d3f7a8c2e" text:style-name="Internet_20_link" text:visited-style-name="Visited_20_Internet_20_Link">2049e05</text:a></text:p>
          </table:table-cell>
          <table:table-cell table:style-name="Table1.A2" office:value-type="string">
            <text:p text:style-name="P26"><text:a xlink:type="simple" xlink:href="https://github.com/ZDGharst/FullStackOpen/commit/2049e0547afd41e7089b55deb9d64c7d3f7a8c2e" text:style-name="Internet_20_link" text:visited-style-name="Visited_20_Internet_20_Link">diff</text:a></text:p>
          </table:table-cell>
          <table:table-cell table:style-name="Table1.D2" office:value-type="string">
            <text:p text:style-name="P22"><text:a xlink:type="simple" xlink:href="https://github.com/ZDGharst/FullStackOpen/blob/master/part4/screenshots/exercise_4.23.png" text:style-name="Internet_20_link" text:visited-style-name="Visited_20_Internet_20_Link">screenshot</text:a></text:p>
          </table:table-cell>
        </table:table-row>
        <table:table-row table:style-name="Table1.2">
          <table:table-cell table:style-name="Table1.A2" office:value-type="string">
            <text:p text:style-name="P21">5.1</text:p>
          </table:table-cell>
          <table:table-cell table:style-name="Table1.A2" office:value-type="string">
            <text:p text:style-name="P27"><text:a xlink:type="simple" xlink:href="https://github.com/ZDGharst/FullStackOpen/tree/bed07d94ab478caa8f86f5b09553f388fd8cfe03" text:style-name="Internet_20_link" text:visited-style-name="Visited_20_Internet_20_Link">bed07d9</text:a></text:p>
          </table:table-cell>
          <table:table-cell table:style-name="Table1.A2" office:value-type="string">
            <text:p text:style-name="P27"><text:a xlink:type="simple" xlink:href="https://github.com/ZDGharst/FullStackOpen/commit/bed07d94ab478caa8f86f5b09553f388fd8cfe03"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5.2</text:p>
          </table:table-cell>
          <table:table-cell table:style-name="Table1.A2" office:value-type="string">
            <text:p text:style-name="P28"><text:a xlink:type="simple" xlink:href="https://github.com/ZDGharst/FullStackOpen/tree/cc866979fe6d6e8b36d912b1f779c87d42241675" text:style-name="Internet_20_link" text:visited-style-name="Visited_20_Internet_20_Link">cc86697</text:a></text:p>
          </table:table-cell>
          <table:table-cell table:style-name="Table1.A2" office:value-type="string">
            <text:p text:style-name="P28"><text:a xlink:type="simple" xlink:href="https://github.com/ZDGharst/FullStackOpen/commit/cc866979fe6d6e8b36d912b1f779c87d42241675"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5.3</text:p>
          </table:table-cell>
          <table:table-cell table:style-name="Table1.A2" office:value-type="string">
            <text:p text:style-name="P28"><text:a xlink:type="simple" xlink:href="https://github.com/ZDGharst/FullStackOpen/tree/b33b7a98fa2651cb2d1b6f2c2661c74a74f27c09" text:style-name="Internet_20_link" text:visited-style-name="Visited_20_Internet_20_Link">b33b7a9</text:a></text:p>
          </table:table-cell>
          <table:table-cell table:style-name="Table1.A2" office:value-type="string">
            <text:p text:style-name="P28"><text:a xlink:type="simple" xlink:href="https://github.com/ZDGharst/FullStackOpen/commit/b33b7a98fa2651cb2d1b6f2c2661c74a74f27c09"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5.4*</text:p>
          </table:table-cell>
          <table:table-cell table:style-name="Table1.A2" office:value-type="string">
            <text:p text:style-name="P28"><text:a xlink:type="simple" xlink:href="https://github.com/ZDGharst/FullStackOpen/tree/935dcbda109195c5917c0e07577849d7b3571367" text:style-name="Internet_20_link" text:visited-style-name="Visited_20_Internet_20_Link">935dcbd</text:a></text:p>
          </table:table-cell>
          <table:table-cell table:style-name="Table1.A2" office:value-type="string">
            <text:p text:style-name="P28"><text:a xlink:type="simple" xlink:href="https://github.com/ZDGharst/FullStackOpen/commit/935dcbda109195c5917c0e07577849d7b3571367" text:style-name="Internet_20_link" text:visited-style-name="Visited_20_Internet_20_Link">diff</text:a></text:p>
          </table:table-cell>
          <table:table-cell table:style-name="Table1.D2" office:value-type="string">
            <text:p text:style-name="P20"/>
          </table:table-cell>
        </table:table-row>
        <table:table-row table:style-name="Table1.2">
          <table:table-cell table:style-name="Table1.A2" office:value-type="string">
            <text:p text:style-name="P21">5.5</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6</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7*</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ext:soft-page-break/>
        <table:table-row table:style-name="Table1.2">
          <table:table-cell table:style-name="Table1.A2" office:value-type="string">
            <text:p text:style-name="P21">5.8*</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9*</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0*</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1</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2</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3</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4*</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5*</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6*</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7</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8</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19</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20</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21</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row table:style-name="Table1.2">
          <table:table-cell table:style-name="Table1.A2" office:value-type="string">
            <text:p text:style-name="P21">5.22</text:p>
          </table:table-cell>
          <table:table-cell table:style-name="Table1.A2" office:value-type="string">
            <text:p text:style-name="P23"/>
          </table:table-cell>
          <table:table-cell table:style-name="Table1.A2" office:value-type="string">
            <text:p text:style-name="P23"/>
          </table:table-cell>
          <table:table-cell table:style-name="Table1.D2" office:value-type="string">
            <text:p text:style-name="P20"/>
          </table:table-cell>
        </table:table-row>
      </table:table>
      <text:p text:style-name="P12"/>
      <text:p text:style-name="P4">Supplementary Material</text:p>
      <text:p text:style-name="P34">No supplementary material within <text:span text:style-name="T29">these modules was us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9-27T10:38:25.643731544</dc:date>
    <meta:editing-duration>PT21H55M33S</meta:editing-duration>
    <meta:editing-cycles>101</meta:editing-cycles>
    <meta:generator>LibreOffice/6.4.7.2$Linux_X86_64 LibreOffice_project/40$Build-2</meta:generator>
    <meta:document-statistic meta:table-count="1" meta:image-count="0" meta:object-count="0" meta:page-count="5" meta:paragraph-count="129" meta:word-count="1025" meta:character-count="5966" meta:non-whitespace-character-count="5052"/>
  </office:meta>
</office:document-meta>
</file>